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roxima-nova-n4" svg:font-family="proxima-nova-n4, proxima-nova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background-color="transparent" loext:padding="0in" loext:border="none"/>
    </style:style>
    <style:style style:name="P4" style:family="paragraph" style:parent-style-name="Text_20_body">
      <style:paragraph-properties fo:margin-top="0in" fo:margin-bottom="0.0972in" loext:contextual-spacing="false" style:line-height-at-least="0.3126in"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5" style:family="paragraph" style:parent-style-name="Text_20_body">
      <style:paragraph-properties fo:margin-top="0in" fo:margin-bottom="0.0972in" loext:contextual-spacing="false" style:line-height-at-least="0.3126in" fo:orphans="2" fo:widows="2"/>
    </style:style>
    <style:style style:name="P6" style:family="paragraph" style:parent-style-name="Text_20_body">
      <style:paragraph-properties fo:margin-top="0in" fo:margin-bottom="0.0972in" loext:contextual-spacing="false" style:line-height-at-least="0.3126in" fo:orphans="2" fo:widows="2"/>
      <style:text-properties style:font-name="arial" fo:font-size="10pt" officeooo:paragraph-rsid="00127587" style:font-size-asian="10pt" style:font-size-complex="10pt"/>
    </style:style>
    <style:style style:name="P7" style:family="paragraph" style:parent-style-name="Text_20_body">
      <style:paragraph-properties fo:margin-top="0in" fo:margin-bottom="0.2083in" loext:contextual-spacing="false" fo:orphans="2" fo:widows="2"/>
      <style:text-properties fo:font-variant="normal" fo:text-transform="none" fo:color="#30b4cf" style:text-line-through-style="none" style:text-line-through-type="none" style:font-name="arial" fo:font-size="10pt" fo:letter-spacing="normal" style:text-underline-style="none" style:text-blinking="false" style:font-size-asian="10pt" style:font-size-complex="10pt"/>
    </style:style>
    <style:style style:name="P8" style:family="paragraph" style:parent-style-name="Text_20_body">
      <style:paragraph-properties fo:margin-top="0in" fo:margin-bottom="0.2083in" loext:contextual-spacing="false" fo:orphans="2" fo:widows="2"/>
      <style:text-properties fo:font-variant="normal" fo:text-transform="none" fo:color="#000000" style:font-name="arial" fo:font-size="10pt" fo:letter-spacing="normal" style:font-size-asian="10pt" style:font-size-complex="10pt"/>
    </style:style>
    <style:style style:name="P9" style:family="paragraph" style:parent-style-name="Text_20_body">
      <style:paragraph-properties fo:margin-top="0in" fo:margin-bottom="0.1043in" loext:contextual-spacing="false" fo:orphans="2" fo:widows="2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proxima-nova-n4" fo:font-size="14.25pt" fo:font-style="normal" fo:font-weight="bold"/>
    </style:style>
    <style:style style:name="T4" style:family="text">
      <style:text-properties style:font-name="proxima-nova-n4" fo:font-size="14.25pt" fo:font-style="normal" fo:font-weight="normal"/>
    </style:style>
    <style:style style:name="T5" style:family="text">
      <style:text-properties style:font-name="proxima-nova-n4" fo:font-size="12pt" fo:font-style="normal" fo:font-weight="normal" loext:padding="0in" loext:border="none"/>
    </style:style>
    <style:style style:name="T6" style:family="text">
      <style:text-properties style:font-name="proxima-nova-n4" fo:font-size="12pt" fo:font-style="normal" fo:font-weight="bold" loext:padding="0in" loext:border="none"/>
    </style:style>
    <style:style style:name="T7" style:family="text">
      <style:text-properties fo:font-variant="normal" fo:text-transform="none" fo:color="#000000" style:font-name="proxima-nova-n4" fo:font-size="14.25pt" fo:letter-spacing="normal" fo:font-style="normal" fo:font-weight="bold"/>
    </style:style>
    <style:style style:name="T8" style:family="text">
      <style:text-properties fo:font-variant="normal" fo:text-transform="none" fo:color="#000000" style:font-name="proxima-nova-n4" fo:font-size="14.25pt" fo:letter-spacing="normal" fo:font-style="normal" fo:font-weight="normal"/>
    </style:style>
    <style:style style:name="T9" style:family="text">
      <style:text-properties fo:font-variant="normal" fo:text-transform="none" fo:color="#000000" style:font-name="proxima-nova-n4" fo:font-size="14.25pt" fo:letter-spacing="normal" fo:font-style="italic" fo:font-weight="normal"/>
    </style:style>
    <style:style style:name="T10" style:family="text">
      <style:text-properties fo:font-variant="normal" fo:text-transform="none" fo:color="#000000" style:font-name="proxima-nova-n4" fo:font-size="10.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000000" style:font-name="proxima-nova-n4" fo:font-size="12pt" fo:letter-spacing="normal" fo:font-style="normal" fo:font-weight="bold" loext:padding="0in" loext:border="none"/>
    </style:style>
    <style:style style:name="T12" style:family="text">
      <style:text-properties fo:font-variant="normal" fo:text-transform="none" fo:color="#000000" style:font-name="proxima-nova-n4" fo:letter-spacing="normal" fo:font-style="normal" fo:font-weight="bold"/>
    </style:style>
    <style:style style:name="T13" style:family="text">
      <style:text-properties fo:font-variant="normal" fo:text-transform="none" fo:color="#000000" style:font-name="proxima-nova-n4" fo:letter-spacing="normal" fo:font-style="normal" fo:font-weight="normal"/>
    </style:style>
    <style:style style:name="T14" style:family="text">
      <style:text-properties fo:font-variant="normal" fo:text-transform="none" fo:color="#000000" style:font-name="proxima-nova-n4" fo:letter-spacing="normal" fo:font-style="normal" fo:font-weight="normal" loext:padding="0in" loext:border="none"/>
    </style:style>
    <style:style style:name="T15" style:family="text">
      <style:text-properties fo:font-variant="normal" fo:text-transform="none" fo:color="#000000" style:font-name="proxima-nova-n4" fo:letter-spacing="normal" fo:font-style="italic" fo:font-weight="normal"/>
    </style:style>
    <style:style style:name="T16" style:family="text">
      <style:text-properties fo:font-variant="normal" fo:text-transform="none" fo:color="#000000" style:font-name="proxima-nova-n4" fo:font-size="10pt" fo:letter-spacing="normal" fo:font-style="normal" fo:font-weight="bold" style:font-size-asian="10pt" style:font-size-complex="10pt"/>
    </style:style>
    <style:style style:name="T17" style:family="text">
      <style:text-properties fo:font-variant="normal" fo:text-transform="none" fo:color="#000000" style:font-name="proxima-nova-n4" fo:font-size="10pt" fo:letter-spacing="normal" fo:font-style="normal" fo:font-weight="normal" style:font-size-asian="10pt" style:font-size-complex="10pt"/>
    </style:style>
    <style:style style:name="T18" style:family="text">
      <style:text-properties fo:font-variant="normal" fo:text-transform="none" fo:color="#000000" style:font-name="proxima-nova-n4" fo:font-size="10pt" fo:letter-spacing="normal" fo:font-style="italic" fo:font-weight="normal" style:font-size-asian="10pt" style:font-size-complex="10pt"/>
    </style:style>
    <style:style style:name="T19" style:family="text">
      <style:text-properties fo:font-variant="normal" fo:text-transform="none" fo:color="#000000" fo:letter-spacing="normal" loext:padding="0in" loext:border="none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loext:padding="0in" loext:border="none"/>
    </style:style>
    <style:style style:name="T22" style:family="text">
      <style:text-properties fo:font-variant="normal" fo:text-transform="none" fo:color="#000000" fo:letter-spacing="normal" fo:font-style="normal" fo:font-weight="bold"/>
    </style:style>
    <style:style style:name="T23" style:family="text">
      <style:text-properties fo:font-variant="normal" fo:text-transform="none" fo:color="#000000" fo:font-size="10pt" fo:letter-spacing="normal" style:font-size-asian="10pt" style:font-size-complex="10pt" loext:padding="0in" loext:border="none"/>
    </style:style>
    <style:style style:name="T24" style:family="text">
      <style:text-properties fo:font-variant="normal" fo:text-transform="none" fo:color="#000000" fo:font-size="10pt" fo:letter-spacing="normal" fo:font-style="normal" fo:font-weight="bold" style:font-size-asian="10pt" style:font-size-complex="10pt"/>
    </style:style>
    <style:style style:name="T25" style:family="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26" style:family="text">
      <style:text-properties fo:font-variant="normal" fo:text-transform="none" fo:color="#000000" fo:font-size="10pt" fo:letter-spacing="normal" fo:font-style="italic" fo:font-weight="normal" style:font-size-asian="10pt" style:font-size-complex="10pt"/>
    </style:style>
    <style:style style:name="T27" style:family="text">
      <style:text-properties fo:font-variant="normal" fo:text-transform="none" fo:color="#000000" style:font-name="arial" fo:font-size="10pt" fo:letter-spacing="normal" fo:font-style="normal" fo:font-weight="bold" style:font-size-asian="10pt" style:font-size-complex="10pt"/>
    </style:style>
    <style:style style:name="T28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29" style:family="text">
      <style:text-properties fo:font-variant="normal" fo:text-transform="none" fo:color="#000000" style:font-name="arial" fo:font-size="10pt" fo:letter-spacing="normal" style:font-size-asian="10pt" style:font-size-complex="10pt" loext:padding="0in" loext:border="none"/>
    </style:style>
    <style:style style:name="T30" style:family="text">
      <style:text-properties fo:font-variant="normal" fo:text-transform="none" fo:color="#000000" style:font-name="arial" fo:font-size="10pt" fo:letter-spacing="normal" fo:font-style="italic" fo:font-weight="normal" style:font-size-asian="10pt" style:font-size-complex="10pt"/>
    </style:style>
    <style:style style:name="T31" style:family="text">
      <style:text-properties fo:font-variant="normal" fo:text-transform="none" fo:color="#30b4cf" style:text-line-through-style="none" style:text-line-through-type="none" style:font-name="proxima-nova-n4" fo:font-size="14.25pt" fo:letter-spacing="normal" fo:font-style="normal" style:text-underline-style="none" fo:font-weight="normal" style:text-blinking="false"/>
    </style:style>
    <style:style style:name="T32" style:family="text">
      <style:text-properties fo:font-variant="normal" fo:text-transform="none" fo:color="#30b4cf" style:text-line-through-style="none" style:text-line-through-type="none" style:font-name="proxima-nova-n4" fo:font-size="14.25pt" fo:letter-spacing="normal" fo:font-style="italic" style:text-underline-style="none" fo:font-weight="normal" style:text-blinking="false"/>
    </style:style>
    <style:style style:name="T33" style:family="text">
      <style:text-properties fo:font-variant="normal" fo:text-transform="none" fo:color="#30b4cf" style:text-line-through-style="none" style:text-line-through-type="none" style:font-name="proxima-nova-n4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fo:color="#30b4cf" style:text-line-through-style="none" style:text-line-through-type="none" style:font-name="proxima-nova-n4" fo:letter-spacing="normal" fo:font-style="italic" style:text-underline-style="none" fo:font-weight="normal" style:text-blinking="false"/>
    </style:style>
    <style:style style:name="T35" style:family="text">
      <style:text-properties fo:font-variant="normal" fo:text-transform="none" fo:color="#30b4cf" style:text-line-through-style="none" style:text-line-through-type="none" style:font-name="proxima-nova-n4" fo:font-size="10pt" fo:letter-spacing="normal" fo:font-style="normal" style:text-underline-style="none" fo:font-weight="normal" style:text-blinking="false" style:font-size-asian="10pt" style:font-size-complex="10pt"/>
    </style:style>
    <style:style style:name="T36" style:family="text">
      <style:text-properties fo:font-variant="normal" fo:text-transform="none" fo:color="#30b4cf" style:text-line-through-style="none" style:text-line-through-type="none" style:font-name="proxima-nova-n4" fo:font-size="10pt" fo:letter-spacing="normal" fo:font-style="italic" style:text-underline-style="none" fo:font-weight="normal" style:text-blinking="false" style:font-size-asian="10pt" style:font-size-complex="10pt"/>
    </style:style>
    <style:style style:name="T37" style:family="text">
      <style:text-properties fo:font-variant="normal" fo:text-transform="none" fo:color="#30b4cf" style:text-line-through-style="none" style:text-line-through-type="none" fo:font-size="10pt" fo:letter-spacing="normal" fo:font-style="normal" style:text-underline-style="none" fo:font-weight="normal" style:text-blinking="false" style:font-size-asian="10pt" style:font-size-complex="10pt"/>
    </style:style>
    <style:style style:name="T38" style:family="text">
      <style:text-properties fo:font-variant="normal" fo:text-transform="none" fo:color="#30b4cf" style:text-line-through-style="none" style:text-line-through-type="none" fo:font-size="10pt" fo:letter-spacing="normal" fo:font-style="italic" style:text-underline-style="none" fo:font-weight="normal" style:text-blinking="false" style:font-size-asian="10pt" style:font-size-complex="10pt"/>
    </style:style>
    <style:style style:name="T39" style:family="text">
      <style:text-properties fo:font-variant="normal" fo:text-transform="none" fo:color="#30b4cf" style:text-line-through-style="none" style:text-line-through-type="none" fo:letter-spacing="normal" fo:font-style="normal" style:text-underline-style="none" fo:font-weight="normal" style:text-blinking="false"/>
    </style:style>
    <style:style style:name="T40" style:family="text">
      <style:text-properties fo:font-variant="normal" fo:text-transform="none" fo:color="#30b4cf" style:text-line-through-style="none" style:text-line-through-typ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41" style:family="text">
      <style:text-properties fo:font-variant="normal" fo:text-transform="none" fo:color="#30b4cf" style:text-line-through-style="none" style:text-line-through-type="none" style:font-name="arial" fo:font-size="10pt" fo:letter-spacing="normal" fo:font-style="italic" style:text-underline-style="none" fo:font-weight="normal" style:text-blinking="false" style:font-size-asian="10pt" style:font-size-complex="10pt"/>
    </style:style>
    <style:style style:name="T42" style:family="text">
      <style:text-properties fo:font-variant="normal" fo:text-transform="none" fo:color="#30b4cf" style:font-name="proxima-nova-n4" fo:font-size="10.5pt" fo:letter-spacing="normal" fo:font-style="normal" fo:font-weight="bold" loext:padding="0in" loext:border="none"/>
    </style:style>
    <style:style style:name="T43" style:family="text">
      <style:text-properties fo:font-variant="normal" fo:text-transform="none" fo:color="#30b4cf" style:font-name="proxima-nova-n4" fo:letter-spacing="normal" fo:font-style="normal" fo:font-weight="bold" loext:padding="0in" loext:border="none"/>
    </style:style>
    <style:style style:name="T44" style:family="text">
      <style:text-properties fo:font-variant="normal" fo:text-transform="none" fo:color="#30b4cf" style:font-name="proxima-nova-n4" fo:font-size="10pt" fo:letter-spacing="normal" fo:font-style="normal" fo:font-weight="bold" style:font-size-asian="10pt" style:font-size-complex="10pt" loext:padding="0in" loext:border="none"/>
    </style:style>
    <style:style style:name="T45" style:family="text">
      <style:text-properties fo:font-variant="normal" fo:text-transform="none" fo:color="#30b4cf" fo:font-size="10pt" fo:letter-spacing="normal" fo:font-style="normal" fo:font-weight="bold" style:font-size-asian="10pt" style:font-size-complex="10pt" loext:padding="0in" loext:border="none"/>
    </style:style>
    <style:style style:name="T46" style:family="text">
      <style:text-properties fo:font-variant="normal" fo:text-transform="none" fo:color="#30b4cf" style:font-name="arial" fo:font-size="10pt" fo:letter-spacing="normal" fo:font-style="normal" fo:font-weight="bold" style:font-size-asian="10pt" style:font-size-complex="10pt" loext:padding="0in" loext:border="none"/>
    </style:style>
    <style:style style:name="T47" style:family="text">
      <style:text-properties loext:padding="0in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.</text:span> “I’m sick of following my dreams, man. I’m just going to ask where they’re going and hook up with ’em later.”<text:line-break/>—Mitch Hedberg</text:p>
      <text:p text:style-name="P4"><text:span text:style-name="T1">2.</text:span> “Gentlemen, you can’t fight in here. This is the war room.”<text:line-break/>—President Merkin Muffley (Peter Sellers), <text:span text:style-name="T2">Dr. Strangelove</text:span></text:p>
      <text:p text:style-name="P4"><text:span text:style-name="T1">3.</text:span> “My mother always used to say: The older you get, the better you get, unless you’re a banana.”<text:line-break/>—Rose (Betty White), <text:span text:style-name="T2">The Golden Girls</text:span></text:p>
      <text:p text:style-name="P5"><text:span text:style-name="T27">4.</text:span><text:span text:style-name="T28"> “Halloween is the beginning of the holiday shopping season. That’s for women. The beginning of the holiday shopping season for men is Christmas Eve.”<text:line-break/>—</text:span><text:a xlink:type="simple" xlink:href="https://parade.com/619919/walterscott/5-things-you-didnt-know-about-david-letterman/" office:target-frame-name="_blank" xlink:show="new" text:style-name="Internet_20_link" text:visited-style-name="Visited_20_Internet_20_Link"><text:span text:style-name="T40">David Letterman</text:span></text:a></text:p>
      <text:p text:style-name="P7"/>
      <text:p text:style-name="P4"><text:span text:style-name="T1">5.</text:span> “Before you criticize someone, you should walk a mile in their shoes. That way when you criticize them, you are a mile away from them and you have their shoes.”<text:line-break/>—Jack Handey</text:p>
      <text:p text:style-name="P4"><text:span text:style-name="T1">6.</text:span> Bob: “Looks like you’ve been missing a lot of work lately.”<text:line-break/>Peter: “I wouldn’t say I’ve been missing it, Bob.”<text:line-break/>—Bob (Paul Wilson) and Peter (Ron Livingston), <text:span text:style-name="T2">Office Space</text:span></text:p>
      <text:p text:style-name="P4"><text:span text:style-name="T1">7.</text:span> “Clothes make the man. Naked people have little or no influence in society.”<text:line-break/>—Mark Twain</text:p>
      <text:p text:style-name="P7"/>
      <text:p text:style-name="P5"><text:span text:style-name="T27">8.</text:span><text:span text:style-name="T28"> “Before you marry a person, you should first make them use a computer with </text:span><text:a xlink:type="simple" xlink:href="https://parade.com/1173121/stephanieosmanski/slow-internet-reasons/" office:target-frame-name="_blank" xlink:show="new" text:style-name="Internet_20_link" text:visited-style-name="Visited_20_Internet_20_Link"><text:span text:style-name="T40">slow Internet</text:span></text:a><text:span text:style-name="T28"> to see who they really are.”<text:line-break/>—Will Ferrell</text:span></text:p>
      <text:p text:style-name="P4"><text:span text:style-name="T1">9.</text:span> “I love being married. It’s so great to find that one special person you want to annoy for the rest of your life.”<text:line-break/>—Rita Rudner</text:p>
      <text:p text:style-name="P5"><text:span text:style-name="Strong_20_Emphasis"><text:span text:style-name="T28">Related: </text:span></text:span><text:a xlink:type="simple" xlink:href="https://parade.com/1208144/stephanieosmanski/new-comedy-movies-release-dates/" text:style-name="Internet_20_link" text:visited-style-name="Visited_20_Internet_20_Link"><text:span text:style-name="Strong_20_Emphasis"><text:span text:style-name="T40">New Comedy Movies Release Schedule</text:span></text:span></text:a></text:p>
      <text:p text:style-name="P4"><text:soft-page-break/><text:span text:style-name="T1">10.</text:span> “Ned, I would love to stand here and talk with you—but I’m not going to.”<text:line-break/>—Phil Connors (Bill Murray), <text:span text:style-name="T2">Groundhog Day</text:span></text:p>
      <text:p text:style-name="P4"><text:span text:style-name="T1">11.</text:span> “When your mother asks, ‘Do you want a piece of advice?’ it is a mere formality. It doesn’t matter if you answer yes or no. You’re going to get it anyway.”<text:line-break/>—Erma Bombeck</text:p>
      <text:p text:style-name="P4"><text:span text:style-name="T1">12.</text:span> “I want my children to have all the things I couldn’t afford. Then I want to move in with them.”<text:line-break/>—Phyllis Diller</text:p>
      <text:p text:style-name="P7"/>
      <text:p text:style-name="P5"><text:span text:style-name="T27">13.</text:span><text:span text:style-name="T28"> “Never follow anyone else’s path. Unless you’re in the woods and you’re lost and you see a path. Then by all means follow that path.”<text:line-break/>—</text:span><text:a xlink:type="simple" xlink:href="https://parade.com/1091117/jessicasager/ellen-degeneres-net-worth/" office:target-frame-name="_blank" xlink:show="new" text:style-name="Internet_20_link" text:visited-style-name="Visited_20_Internet_20_Link"><text:span text:style-name="T40">Ellen DeGeneres</text:span></text:a></text:p>
      <text:p text:style-name="P4"><text:span text:style-name="T1">14.</text:span> “Insomnia sharpens your math skills because you spend all night calculating how much sleep you’ll get if you’re able to ‘fall asleep right now.’”<text:line-break/>—Anonymous</text:p>
      <text:p text:style-name="P5"><text:span text:style-name="T27">15.</text:span><text:span text:style-name="T28"> “Breaking up is like knocking over a Coke machine. You can’t do it in one push; you got to rock it back and forth a few times, and then it goes over.”<text:line-break/>—Jerry (Jerry Seinfeld), </text:span><text:a xlink:type="simple" xlink:href="https://parade.com/895318/walterscott/iconic-seinfeld-sayings/" office:target-frame-name="_blank" xlink:show="new" text:style-name="Internet_20_link" text:visited-style-name="Visited_20_Internet_20_Link"><text:span text:style-name="T41">Seinfeld</text:span></text:a></text:p>
      <text:p text:style-name="P7"/>
      <text:p text:style-name="P4"><text:span text:style-name="T1">16.</text:span> “I’m not superstitious, but I am a little stitious.”<text:line-break/>—Michael Scott (Steve Carrell), <text:span text:style-name="T2">The Office</text:span></text:p>
      <text:p text:style-name="P4"><text:span text:style-name="T1">17.</text:span> “I walk around like everything’s fine, but deep down, inside my shoe, my sock is sliding off.”<text:line-break/>—Anonymous</text:p>
      <text:p text:style-name="P4"><text:span text:style-name="T1">18.</text:span> “I haven’t spoken to my wife in years. I didn’t want to interrupt her.”<text:line-break/>—Rodney Dangerfield</text:p>
      <text:p text:style-name="P4"><text:span text:style-name="T1">19.</text:span> “I used to sell furniture for a living. The trouble was, it was my own.”<text:line-break/>—Les Dawson</text:p>
      <text:p text:style-name="P4"><text:span text:style-name="T1">20.</text:span> “There’s nothing wrong with you that an expensive operation can’t prolong.”<text:line-break/>—Surgeon (Graham Chapman), <text:span text:style-name="T2">Monty Python’s Flying Circus</text:span></text:p>
      <text:p text:style-name="P7"><text:soft-page-break/></text:p>
      <text:p text:style-name="P4"><text:span text:style-name="T1">21.</text:span> “Someone asked me, if I were stranded on a desert island what book would I bring: ‘How to Build a Boat.’”<text:line-break/>—Steven Wright</text:p>
      <text:p text:style-name="P4"><text:span text:style-name="T1">22.</text:span> Ted Striker: “Surely you can’t be serious.”<text:line-break/>Dr. Rumack: “I am serious. And don’t call me Shirley”<text:line-break/>—Ted Striker (Robert Hays) and Dr. Rumack (Leslie Nielsen), <text:span text:style-name="T2">Airplane!</text:span></text:p>
      <text:p text:style-name="P4"><text:span text:style-name="T1">23.</text:span>“There is no sunrise so beautiful that it is worth waking me up to see it.”<text:line-break/>―Mindy Kaling, <text:span text:style-name="T2">Is Everyone Hanging Out Without Me?</text:span></text:p>
      <text:p text:style-name="P7"/>
      <text:p text:style-name="P4"><text:span text:style-name="T1">24.</text:span> “You know you’ve reached middle age when you’re cautioned to slow down by your doctor, instead of by the police.”<text:line-break/>—Joan Rivers</text:p>
      <text:p text:style-name="P4"><text:span text:style-name="T1">25.</text:span> “Truth hurts. Maybe not as much as jumping on a bicycle with a seat missing, but it hurts.”<text:line-break/>—Lt. Frank Drebin (Leslie Nielsen), <text:span text:style-name="T2">Naked Gun 2½: The Smell of Fear</text:span></text:p>
      <text:p text:style-name="P4"><text:span text:style-name="T1">26.</text:span> “My Mama says that alligators are ornery because they got all them teeth and no toothbrush.”<text:line-break/>—Bobby Boucher (Adam Sandler), <text:span text:style-name="T2">The Waterboy</text:span></text:p>
      <text:p text:style-name="P5"><text:span text:style-name="T27">27. </text:span><text:span text:style-name="T28">“I never feel more alone than when I’m trying to put </text:span><text:a xlink:type="simple" xlink:href="https://parade.com/1031410/allisonscerbomusante/best-sunscreen/" office:target-frame-name="_blank" xlink:show="new" text:style-name="Internet_20_link" text:visited-style-name="Visited_20_Internet_20_Link"><text:span text:style-name="T40">sunscreen</text:span></text:a><text:span text:style-name="T28"> on my back.”<text:line-break/>—Jimmy Kimmel</text:span></text:p>
      <text:p text:style-name="P4"><text:span text:style-name="T1">28.</text:span> “Marriage is like an unfunny, tense version of <text:span text:style-name="T2">Everybody Loves Raymond</text:span>, but it doesn’t last 22 minutes. It lasts forever.”<text:line-break/>—Pete (Paul Rudd), <text:span text:style-name="T2">Knocked Up</text:span></text:p>
      <text:p text:style-name="P4"><text:span text:style-name="T1">29.</text:span> “Being a mom means never buying the right amount of produce. Either everyone suddenly loves grapes and a week’s worth are eaten in one afternoon, or fruit flies are congregating around my rotting bananas.”<text:line-break/>—Lessons from the Minivan</text:p>
      <text:p text:style-name="P4"><text:span text:style-name="T1">30.</text:span> “I’m not insane. My mother had me tested.”<text:line-break/>—Sheldon Cooper (Jim Parsons), <text:span text:style-name="T2">The Big Bang Theory</text:span></text:p>
      <text:p text:style-name="P9"><text:span text:style-name="T29"> </text:span><text:span text:style-name="Emphasis"><text:span text:style-name="T46">Parade</text:span></text:span><text:span text:style-name="T27">31.</text:span><text:span text:style-name="T28"> “There are only three ages for women in Hollywood: babe, district attorney and </text:span><text:span text:style-name="T30">Driving Miss Daisy</text:span><text:span text:style-name="T28">.”<text:line-break/>—Elise (Goldie Hawn), </text:span><text:span text:style-name="T30">The First Wives Club</text:span></text:p>
      <text:p text:style-name="P4"><text:soft-page-break/><text:span text:style-name="T1">32.</text:span> Usher: “Bride or groom?”<text:line-break/>Wedding guest: “It should be perfectly obvious I’m neither!”<text:line-break/>—<text:span text:style-name="T2">Four Weddings and a Funeral</text:span></text:p>
      <text:p text:style-name="P4"><text:span text:style-name="T1">33.</text:span> Stan Fields: “Describe your perfect date.”<text:line-break/>Cheryl: “That’s a tough one. I’d have to say April 25. Because it’s not too hot and not too cold. All you need is a light jacket.”<text:line-break/>—Stan Fields (William Shatner) and Cheryl Frasier (Heather Burns), <text:span text:style-name="T2">Miss Congeniality</text:span></text:p>
      <text:p text:style-name="P4"><text:span text:style-name="T1">34.</text:span> “I saw a study that said speaking in front of a crowd is considered the number one fear of the average person. Number two was death. This means to the average person, if you have to be at a funeral, you would rather be in the casket than doing the eulogy.”<text:line-break/>—Jerry Seinfeld</text:p>
      <text:p text:style-name="P4"><text:span text:style-name="T1">35.</text:span> Lucy: “There’s just two things keeping me from dancing in that show.”<text:line-break/>Fred: “Your feet?”<text:line-break/>—Lucy (Lucille Ball) and Fred Mertz (William Frawley), <text:span text:style-name="T2">I Love Lucy</text:span></text:p>
      <text:p text:style-name="P4"><text:span text:style-name="T1">36.</text:span> “Common sense is like deodorant. The people who need it most never use it.”<text:line-break/>—Anonymous</text:p>
      <text:p text:style-name="P4"><text:span text:style-name="T1">37.</text:span> Coach: “How’s a beer sound, Norm?”<text:line-break/>Norm: “I don’t know, I usually finish before they get a word in.”<text:line-break/>—Coach (Nicholas Colasanto) and Norm (George Wendt), <text:span text:style-name="T2">Cheers</text:span></text:p>
      <text:p text:style-name="P4"><text:span text:style-name="T1">38.</text:span> “If I woke up tomorrow with my head sewn to the carpet, I wouldn’t be more surprised.” —Clark Griswold (Chevy Chase), <text:span text:style-name="T2">National Lampoon’s Christmas Vacation</text:span></text:p>
      <text:p text:style-name="P4"><text:span text:style-name="T1">39.</text:span>“There’s nothing simpler than avoiding people you don’t like. Avoiding one’s friends, that’s the real test.”<text:line-break/>—Dowager Countess Violet Crawley (Maggie Smith), <text:span text:style-name="T2">Downton Abbey</text:span></text:p>
      <text:p text:style-name="P4"><text:span text:style-name="T1">40.</text:span> “If I’m not back in five minutes, just wait longer.”<text:line-break/>—Ace Ventura (Jim Carrey), <text:span text:style-name="T2">Ace Ventura: Pet Detective</text:span></text:p>
      <text:p text:style-name="P5"><text:span text:style-name="Strong_20_Emphasis"><text:span text:style-name="T28">RELATED: 101 </text:span></text:span><text:a xlink:type="simple" xlink:href="https://parade.com/944054/parade/knock-knock-jokes/" office:target-frame-name="_blank" xlink:show="new" text:style-name="Internet_20_link" text:visited-style-name="Visited_20_Internet_20_Link"><text:span text:style-name="Strong_20_Emphasis"><text:span text:style-name="T40">Knock Knock Jokes</text:span></text:span></text:a></text:p>
      <text:p text:style-name="P4"><text:span text:style-name="T1">41.</text:span> “The only thing that separates us from the animals is our ability to accessorize.”<text:line-break/>—Clairee Belcher (Olivia Dukakis), <text:span text:style-name="T2">Steel Magnolias</text:span></text:p>
      <text:p text:style-name="P4"><text:soft-page-break/><text:span text:style-name="T1">42.</text:span> “I’m at a place in my life when errands are starting to count as going out.”<text:line-break/>—Anonymous</text:p>
      <text:p text:style-name="P4"><text:span text:style-name="T1">43.</text:span> “A good rule to remember for life is that when it comes to plastic surgery and sushi, never be attracted by a bargain.”<text:line-break/>—Graham Norton</text:p>
      <text:p text:style-name="P5"><text:span text:style-name="T27">44.</text:span><text:span text:style-name="T28"> “I’m not good at the advice. Can I interest you in a </text:span><text:a xlink:type="simple" xlink:href="https://parade.com/1079501/stephanieosmanski/sarcastic-quotes/" office:target-frame-name="_blank" xlink:show="new" text:style-name="Internet_20_link" text:visited-style-name="Visited_20_Internet_20_Link"><text:span text:style-name="T40">sarcastic</text:span></text:a><text:span text:style-name="T28"> comment?”<text:line-break/>—Chandler (Matthew Perry), </text:span><text:span text:style-name="T30">Friends</text:span></text:p>
      <text:p text:style-name="P5"><text:span text:style-name="T27">45.</text:span><text:span text:style-name="T28"> “Here’s all you have to know about men and women: Women are crazy, men are stupid. And the main reason women are crazy is that men are stupid.”<text:line-break/>—</text:span><text:a xlink:type="simple" xlink:href="https://parade.com/1080754/jessicasager/george-carlin-quotes/" office:target-frame-name="_blank" xlink:show="new" text:style-name="Internet_20_link" text:visited-style-name="Visited_20_Internet_20_Link"><text:span text:style-name="T40">George Carlin</text:span></text:a></text:p>
      <text:p text:style-name="P4"><text:span text:style-name="T1">46.</text:span> “When I’m in social situations, I always hold onto my glass. It makes me feel comfortable and secure and I don’t have to shake hands.”<text:line-break/>—Larry (Larry David), <text:span text:style-name="T2">Curb Your Enthusiasm</text:span></text:p>
      <text:p text:style-name="P4"><text:span text:style-name="T1">47.</text:span> “As you get older, three things happen. The first is your memory goes, and I can’t remember the other two.”<text:line-break/>—Sir Norman Wisdom</text:p>
      <text:p text:style-name="P5"><text:span text:style-name="T27">48. </text:span><text:span text:style-name="T28">“That’s why New York is so great, though. Everyone you care about can despise you and you can still find a bagel so good, nothing else matters. Who needs love when you’ve got lox? They both stink, but only one tastes good.”</text:span><text:span text:style-name="T27"><text:line-break/></text:span><text:span text:style-name="T28">—Midge Maisel (Rachel Brosnahan), </text:span><text:a xlink:type="simple" xlink:href="https://parade.com/1085808/alexandra-hurtado/the-marvelous-mrs-maisel-season-4/" office:target-frame-name="_blank" xlink:show="new" text:style-name="Internet_20_link" text:visited-style-name="Visited_20_Internet_20_Link"><text:span text:style-name="T41">The Marvelous Mrs. Maisel</text:span></text:a></text:p>
      <text:p text:style-name="P4"><text:span text:style-name="T1">49.</text:span> “Here’s some advice: At a job interview, tell them you’re willing to give 110 percent. Unless the job is a statistician.”<text:line-break/>—Adam Gropman</text:p>
      <text:p text:style-name="P5"><text:span text:style-name="Strong_20_Emphasis"><text:span text:style-name="T28">RELATED: 100 </text:span></text:span><text:a xlink:type="simple" xlink:href="https://parade.com/1105374/marynliles/good-comebacks/" office:target-frame-name="_blank" xlink:show="new" text:style-name="Internet_20_link" text:visited-style-name="Visited_20_Internet_20_Link"><text:span text:style-name="Strong_20_Emphasis"><text:span text:style-name="T40">Good Comebacks</text:span></text:span></text:a></text:p>
      <text:p text:style-name="P4"><text:span text:style-name="T1">50.</text:span> “Does it disturb anyone else that ‘The Los Angeles Angels’ baseball team translates directly to ‘The The Angels Angels’?”<text:line-break/>—Neil DeGrasse Tyson</text:p>
      <text:p text:style-name="P8"/>
      <text:p text:style-name="P4"><text:soft-page-break/><text:span text:style-name="T1">51.</text:span> “I never forget a face—but in your case, I’ll be glad to make an exception.”<text:line-break/>—Groucho Marx</text:p>
      <text:p text:style-name="P4"><text:span text:style-name="T1">52.</text:span> “Here’s something to think about: How come you never see a headline like ‘Psychic Wins Lottery’?”<text:line-break/>—Jay Leno</text:p>
      <text:p text:style-name="P4"><text:span text:style-name="T1">53.</text:span> “A day without sunshine is like, you know, night.”<text:line-break/>—Steve Martin</text:p>
      <text:p text:style-name="P4"><text:span text:style-name="T1">54.</text:span> “My therapist told me the way to achieve true inner peace is to finish what I start. So far I’ve finished two bags of M&amp;Ms and a chocolate cake. I feel better already.”<text:line-break/>—Dave Barry</text:p>
      <text:p text:style-name="P4"><text:span text:style-name="T1">55.</text:span> “Never do anything out of hunger. Not even eating.”<text:line-break/>—Frank Semyon (Vince Vaughn), <text:span text:style-name="T2">True Detective</text:span></text:p>
      <text:p text:style-name="P4"><text:span text:style-name="T1">56.</text:span> “What do you mean, he don’t eat no meat? That’s okay, that’s okay. I make lamb.”<text:line-break/>—Aunt Voula (Andrea Martin), <text:span text:style-name="T2">My Big Fat Greek Wedding</text:span></text:p>
      <text:p text:style-name="P4"><text:span text:style-name="T1">57.</text:span> “You know you’re getting old when you stoop to tie your shoelaces and wonder what else you could do while you’re down there.”<text:line-break/>—George Burns</text:p>
      <text:p text:style-name="P4"><text:span text:style-name="T1">58.</text:span> “To call you stupid would be an insult to stupid people!”<text:line-break/>—Wanda (Jamie Lee Curtis), <text:span text:style-name="T2">A Fish Called Wanda</text:span></text:p>
      <text:p text:style-name="P4"><text:span text:style-name="T1">59.</text:span> “Instead of the mahi mahi, may I just get the one mahi because I’m not that hungry?”<text:line-break/>—Shelley Darlingson (Anna Faris), <text:span text:style-name="T2">The House Bunny</text:span></text:p>
      <text:p text:style-name="P4"><text:span text:style-name="T1">60.</text:span> “Accept who you are. Unless you’re a serial killer.”<text:line-break/>—Ellen DeGeneres</text:p>
      <text:p text:style-name="P4"><text:span text:style-name="T1">61.</text:span> Francois: “Do you know what kind of a bomb it was?”<text:line-break/>Clouseau: “The exploding kind.”<text:line-break/>—Francois (André Maranne) and Inspector Clouseau (Peter Sellers), <text:span text:style-name="T2">The Pink Panther Strikes Again</text:span></text:p>
      <text:p text:style-name="P5"><text:span text:style-name="T27">62.</text:span><text:span text:style-name="T28"> “My ability to turn good news into </text:span><text:a xlink:type="simple" xlink:href="https://parade.com/951718/parade/anxiety-quotes/" office:target-frame-name="_blank" xlink:show="new" text:style-name="Internet_20_link" text:visited-style-name="Visited_20_Internet_20_Link"><text:span text:style-name="T40">anxiety</text:span></text:a><text:span text:style-name="T28"> is rivaled only by my ability to turn anxiety into chin </text:span><text:a xlink:type="simple" xlink:href="https://parade.com/1027677/marijkevroomendurning/how-to-get-rid-of-acne-pimples/" office:target-frame-name="_blank" xlink:show="new" text:style-name="Internet_20_link" text:visited-style-name="Visited_20_Internet_20_Link"><text:span text:style-name="T40">acne</text:span></text:a><text:span text:style-name="T28">.”<text:line-break/>—Tina Fey, </text:span><text:span text:style-name="T30">Bossypants</text:span></text:p>
      <text:p text:style-name="P4"><text:soft-page-break/><text:span text:style-name="T1">63.</text:span> “There is one word that describes people that don’t like me: Irrelevant.”<text:line-break/>—Anonymous</text:p>
      <text:p text:style-name="P8"/>
      <text:p text:style-name="P4"><text:span text:style-name="T1">64.</text:span> “Why do they call it rush hour when nothing moves?”<text:line-break/>—Robin Williams</text:p>
      <text:p text:style-name="P4"><text:span text:style-name="T1">65.</text:span> “I remember it like it was yesterday. Of course, I don’t really remember yesterday all that well.”<text:line-break/>—Dory (Ellen DeGeneres), <text:span text:style-name="T2">Finding Dory</text:span></text:p>
      <text:p text:style-name="P4"><text:span text:style-name="T1">66.</text:span> “I don’t have to take this abuse from you; I’ve got hundreds of people dying to abuse me.”<text:line-break/>—Dr. Peter Venkman (Bill Murray), <text:span text:style-name="T2">Ghostbusters</text:span></text:p>
      <text:p text:style-name="P4"><text:span text:style-name="T1">67.</text:span> Police officer: “Pull over.”<text:line-break/>Harry: “No, it’s a cardigan. But thanks for noticing.”<text:line-break/>—Harry Dunne (Jeff Daniels), <text:span text:style-name="T2">Dumb and Dumber</text:span></text:p>
      <text:p text:style-name="P4"><text:span text:style-name="T1">68.</text:span> “I grew up with six brothers. That’s how I learned to dance: waiting for the bathroom.”<text:line-break/>—Bob Hope</text:p>
      <text:p text:style-name="P4"><text:span text:style-name="T1">69.</text:span> “If we’re going to pay this much for crab, it better sing and dance and introduce us to the Little Mermaid.”<text:line-break/>—Claire Foster (Tina Fey), <text:span text:style-name="T2">Date Night</text:span></text:p>
      <text:p text:style-name="P4"><text:span text:style-name="T1">70.</text:span> “I prefer not to think before speaking. I like being as surprised as everyone else by what comes out of my mouth.”<text:line-break/>—Anonymous</text:p>
      <text:p text:style-name="P5"><text:span text:style-name="Strong_20_Emphasis"><text:span text:style-name="T28">Related: 101 </text:span></text:span><text:a xlink:type="simple" xlink:href="https://parade.com/1024249/marynliles/funny-puns/" office:target-frame-name="_blank" xlink:show="new" text:style-name="Internet_20_link" text:visited-style-name="Visited_20_Internet_20_Link"><text:span text:style-name="Strong_20_Emphasis"><text:span text:style-name="T40">Funny Puns</text:span></text:span></text:a></text:p>
      <text:p text:style-name="P4"><text:span text:style-name="T1">71.</text:span> “Never put off till tomorrow what you can do the day after tomorrow just as well.”<text:line-break/>—Mark Twain</text:p>
      <text:p text:style-name="P4"><text:span text:style-name="T1">72.</text:span> “Woke up today. It was terrible.”<text:line-break/>—Grumpy Cat</text:p>
      <text:p text:style-name="P5"><text:span text:style-name="T27">73.</text:span><text:span text:style-name="T28"> “Eggs are fantastic for a </text:span><text:a xlink:type="simple" xlink:href="https://parade.com/1045407/marynliles/fitness-quotes/" office:target-frame-name="_blank" xlink:show="new" text:style-name="Internet_20_link" text:visited-style-name="Visited_20_Internet_20_Link"><text:span text:style-name="T40">fitness</text:span></text:a><text:span text:style-name="T28"> diet. If you don’t like the taste, just add cocoa, flour, sugar, butter, baking powder and cook at 350 for 30 minutes.”<text:line-break/>—Anonymous</text:span></text:p>
      <text:p text:style-name="P5"><text:soft-page-break/><text:span text:style-name="T27">74.</text:span><text:span text:style-name="T28"> “I can’t end my messages with Love, Shaq because the B-52s ruined that for me.”<text:line-break/>—Meme attributed to Shaquille O’Neal</text:span><text:span text:style-name="T27">75.</text:span><text:span text:style-name="T28"> “My husband and I fell in love at first sight. Maybe I should have taken a second look.”<text:line-break/>—Halley Reed (Mia Farrow), </text:span><text:span text:style-name="Emphasis"><text:span text:style-name="T28">Crimes and Misdemeanors</text:span></text:span></text:p>
      <text:p text:style-name="P6"><text:span text:style-name="T22">76.</text:span><text:span text:style-name="T20"> “Thanksgiving dinners take 18 hours to prepare. They are consumed in 12 minutes. Half-times take 12 minutes. This is not a coincidence.”<text:line-break/>—Erma Bombeck</text:span></text:p>
      <text:p text:style-name="P4"><text:span text:style-name="T1">77.</text:span> “Insanity runs in my family. It practically gallops.”<text:line-break/>—Mortimer Brewster (Cary Grant), <text:span text:style-name="T2">Arsenic and Old Lace</text:span></text:p>
      <text:p text:style-name="P4"><text:span text:style-name="T1">78.</text:span> Brian: “Look, you’ve got it all wrong. You don’t need to follow me. You don’t need to follow anybody. You’ve got to think for yourselves. You’re all individuals.”<text:line-break/>Crowd: “Yes, we’re all individuals!”<text:line-break/>Individual: “I’m not!”<text:line-break/>—Brian (Graham Chapman) and cast, <text:span text:style-name="T2">Monty Python’s Life of Brian</text:span></text:p>
      <text:p text:style-name="P4"><text:span text:style-name="T1">79.</text:span> “Why can’t you just be happy for me and then go home and talk behind my back later like a normal person?”<text:line-break/>—Lillian (Maya Rudolph), <text:span text:style-name="T2">Bridesmaids</text:span></text:p>
      <text:p text:style-name="P4"><text:span text:style-name="T1">80.</text:span> “Anyone who lives within their means suffers from a lack of imagination.”<text:line-break/>—Oscar Wilde</text:p>
      <text:p text:style-name="P5"><text:span text:style-name="T27">81.</text:span><text:span text:style-name="T28"> “What they could do to make it easier is combine the two, real estate and obituaries: Mr. Klein died today leaving a wife, two children, and a spacious three-bedroom apartment with a wood-burning fireplace.”<text:line-break/>—Harry (Billy Crystal), </text:span><text:a xlink:type="simple" xlink:href="https://parade.com/317439/iraphael/10-memorable-quotes-from-when-harry-met-sally/" office:target-frame-name="_blank" xlink:show="new" text:style-name="Internet_20_link" text:visited-style-name="Visited_20_Internet_20_Link"><text:span text:style-name="T41">When Harry Met Sally</text:span></text:a></text:p>
      <text:p text:style-name="P4"><text:span text:style-name="T1">82.</text:span> “The key to faking out the parents is the clammy hands. It’s a good non-specific symptom; I’m a big believer in it. A lot of people will tell you that a good phony fever is a dead lock, but you get a nervous mother, you could wind up in a doctor’s office. That’s worse than school. You fake a stomach cramp, and when you’re bent over, moaning and wailing, you lick your palms. It’s a little childish and stupid, but then, so is high school.”<text:line-break/>—Ferris Bueller (Matthew Broderick), <text:span text:style-name="T2">Ferris Bueller’s Day Off</text:span></text:p>
      <text:p text:style-name="P5"><text:soft-page-break/><text:span text:style-name="T27">83.</text:span><text:span text:style-name="T28"> “I like my money where I can see it: hanging in my closet.”<text:line-break/>—Carrie (</text:span><text:a xlink:type="simple" xlink:href="https://parade.com/1150411/jessicasager/sarah-jessica-parker-net-worth/" office:target-frame-name="_blank" xlink:show="new" text:style-name="Internet_20_link" text:visited-style-name="Visited_20_Internet_20_Link"><text:span text:style-name="T40">Sarah Jessica Parker</text:span></text:a><text:span text:style-name="T28">), </text:span><text:span text:style-name="T30">Sex and the City</text:span></text:p>
      <text:p text:style-name="P4"><text:span text:style-name="T1">84:</text:span> Cal: “You are really pushing my buttons today.”<text:line-break/>Becky: “Which one is ‘mute’?”<text:line-break/>—<text:span text:style-name="T2">Waitress</text:span>, the Musical</text:p>
      <text:p text:style-name="P4"><text:span text:style-name="T1">85.</text:span> “The worst part of online shopping is having to get up and get your credit card from your purse.”<text:line-break/>—Anonymous</text:p>
      <text:p text:style-name="P4"><text:span text:style-name="T1">86.</text:span> “People say, ‘But Betty, Facebook is a great way to connect with old friends.’ Well, at my age, if I want to connect with old friends I need a Ouija board.”<text:line-break/>—Betty White</text:p>
      <text:p text:style-name="P4"><text:span text:style-name="T1">87.</text:span> “My therapist says I’m afraid of success. I guess I could understand that, because after all, fulfilling my potential would really cut into my sitting-around time.”<text:line-break/>—Maria Bamford</text:p>
      <text:p text:style-name="P4"><text:span text:style-name="T1">88.</text:span> “From the ages of eight to 18, me and my family moved around a lot. Mostly we would just stretch, but occasionally one of us would actually get up to go to the fridge.”<text:line-break/>—Jarod Kintz</text:p>
      <text:p text:style-name="P4"><text:span text:style-name="T1">89.</text:span> “Money cannot buy health, but I’d settle for a diamond-studded wheelchair.”<text:line-break/>—Dorothy Parker</text:p>
      <text:p text:style-name="P4"><text:span text:style-name="T1">90.</text:span> “The whole purpose of places like Starbucks is for people with no decision-making ability whatsoever to make six decisions just to buy one cup of coffee. Short, tall, light, dark, caf, decaf, low-fat, non-fat. So people who don’t know what they’re doing, or who on earth they are can, for only $2.95, get not just a cup of coffee but an absolutely defining sense of self.”<text:line-break/>—Joe Fox (Tom Hanks), <text:span text:style-name="T2">You’ve Got Mail</text:span></text:p>
      <text:p text:style-name="P4"><text:span text:style-name="T1">91.</text:span> “Good parenting means investing in your child’s future, which is why I am saving to buy mine a hoverboard someday.”<text:line-break/>—Lin-Manuel Miranda</text:p>
      <text:p text:style-name="P4"><text:span text:style-name="T1">92.</text:span> “I love airports because the rules of society don’t apply. Eat a pizza and have a glass of wine at 7 am while in track pants. Nobody cares.”<text:line-break/>—Anonymous</text:p>
      <text:p text:style-name="P5"><text:soft-page-break/><text:span text:style-name="T27">93.</text:span><text:span text:style-name="T28"> “Outside of a dog, a book is man’s </text:span><text:a xlink:type="simple" xlink:href="https://parade.com/947443/parade/best-friend-quotes" office:target-frame-name="_blank" xlink:show="new" text:style-name="Internet_20_link" text:visited-style-name="Visited_20_Internet_20_Link"><text:span text:style-name="T40">best friend</text:span></text:a><text:span text:style-name="T28">. Inside of a dog, it’s too dark to read.”<text:line-break/>—Groucho Marx</text:span></text:p>
      <text:p text:style-name="P4"><text:span text:style-name="T1">94.</text:span> “I’m one stomach flu away from my goal weight.”<text:line-break/>—Emily Charlton (Emily Blunt), <text:span text:style-name="T2">The Devil Wears Prada</text:span></text:p>
      <text:p text:style-name="P4"><text:span text:style-name="T1">95.</text:span> “My perfect beautiful miracle baby? Never slept. Ever. Never. Twelve years later the memories of those nights, of that sleep deprivation, still make me rock back and forth a little bit. You want to torture someone? Hand them an adorable baby they love who doesn’t sleep.”<text:line-break/>—Shonda Rimes</text:p>
      <text:p text:style-name="P4"><text:span text:style-name="T1">96.</text:span> “I’d like to have a kid, but I’m not sure I’m ready to spend 10 years of my life constantly asking someone where his shoes are.”<text:line-break/>—Damien Fahey</text:p>
      <text:p text:style-name="P4"><text:span text:style-name="T1">97.</text:span> “Why yes, I can carry on a conversation made up entirely of movie quotes.”<text:line-break/>—Anonymous</text:p>
      <text:p text:style-name="P4"><text:span text:style-name="T1">98.</text:span> “I’m sure wherever my Dad is, he’s looking down on us. He’s not dead, just very condescending.”<text:line-break/>—Jack Whitehall</text:p>
      <text:p text:style-name="P4"><text:span text:style-name="T1">99.</text:span> “I like long walks, especially when they are taken by people who annoy me.”<text:line-break/>—Noel Coward</text:p>
      <text:p text:style-name="P4"><text:span text:style-name="T1">100. </text:span>“Trying is the first step toward failure.”<text:line-break/>—Homer Simpson, <text:span text:style-name="T2">The Simpsons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roxima-nova-n4" svg:font-family="proxima-nova-n4, proxima-nova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5:06:24.810366244</meta:creation-date>
    <dc:date>2021-06-09T15:09:50.935681278</dc:date>
    <meta:editing-duration>PT3M27S</meta:editing-duration>
    <meta:editing-cycles>1</meta:editing-cycles>
    <meta:document-statistic meta:table-count="0" meta:image-count="0" meta:object-count="0" meta:page-count="10" meta:paragraph-count="103" meta:word-count="2596" meta:character-count="14685" meta:non-whitespace-character-count="12195"/>
    <meta:generator>LibreOffice/6.4.7.2$Linux_X86_64 LibreOffice_project/40$Build-2</meta:generator>
  </office:meta>
</office:document-meta>
</file>